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15feaf" officeooo:paragraph-rsid="0015feaf"/>
    </style:style>
    <style:style style:name="P2" style:family="paragraph" style:parent-style-name="Text_20_body">
      <style:text-properties style:font-name="Ubuntu" officeooo:rsid="0015feaf" officeooo:paragraph-rsid="0015feaf"/>
    </style:style>
    <style:style style:name="P3" style:family="paragraph" style:parent-style-name="Text_20_body">
      <style:paragraph-properties fo:text-align="start" style:justify-single-word="false"/>
      <style:text-properties style:font-name="Ubuntu" officeooo:paragraph-rsid="00181d7b"/>
    </style:style>
    <style:style style:name="P4" style:family="paragraph" style:parent-style-name="Text_20_body">
      <style:paragraph-properties fo:text-align="start" style:justify-single-word="false"/>
      <style:text-properties style:font-name="Ubuntu" officeooo:rsid="001689ba" officeooo:paragraph-rsid="00181d7b"/>
    </style:style>
    <style:style style:name="P5" style:family="paragraph" style:parent-style-name="Text_20_body">
      <style:paragraph-properties fo:text-align="start" style:justify-single-word="false"/>
      <style:text-properties style:font-name="Ubuntu" officeooo:rsid="001689ba" officeooo:paragraph-rsid="001689ba"/>
    </style:style>
    <style:style style:name="P6" style:family="paragraph" style:parent-style-name="Text_20_body">
      <style:paragraph-properties fo:text-align="start" style:justify-single-word="false"/>
      <style:text-properties style:font-name="Ubuntu" fo:font-size="12pt" officeooo:paragraph-rsid="00181d7b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Ubuntu" officeooo:rsid="00181d7b" officeooo:paragraph-rsid="00181d7b"/>
    </style:style>
    <style:style style:name="P8" style:family="paragraph" style:parent-style-name="Text_20_body">
      <style:text-properties style:font-name="Ubuntu" officeooo:rsid="00181d7b" officeooo:paragraph-rsid="00181d7b"/>
    </style:style>
    <style:style style:name="P9" style:family="paragraph" style:parent-style-name="Text_20_body">
      <style:text-properties style:font-name="Ubuntu" officeooo:rsid="001be5fe" officeooo:paragraph-rsid="001be5fe"/>
    </style:style>
    <style:style style:name="P10" style:family="paragraph" style:parent-style-name="Text_20_body">
      <style:text-properties style:font-name="Ubuntu" fo:font-weight="normal" officeooo:rsid="001be5fe" officeooo:paragraph-rsid="001be5fe" style:font-weight-asian="normal" style:font-weight-complex="normal"/>
    </style:style>
    <style:style style:name="P11" style:family="paragraph" style:parent-style-name="Text_20_body">
      <style:text-properties style:font-name="Ubuntu" officeooo:paragraph-rsid="001dbbb6"/>
    </style:style>
    <style:style style:name="P12" style:family="paragraph" style:parent-style-name="Text_20_body">
      <style:text-properties style:font-name="Ubuntu" officeooo:rsid="001dbbb6" officeooo:paragraph-rsid="001dbbb6"/>
    </style:style>
    <style:style style:name="P13" style:family="paragraph" style:parent-style-name="Text_20_body">
      <style:text-properties fo:font-variant="normal" fo:text-transform="none" style:font-name="Ubuntu" fo:letter-spacing="normal" fo:font-style="normal" fo:font-weight="normal" officeooo:paragraph-rsid="001be5fe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style:font-name="Ubuntu" fo:letter-spacing="normal" fo:font-style="normal" fo:font-weight="normal" officeooo:rsid="00181d7b" officeooo:paragraph-rsid="00181d7b"/>
    </style:style>
    <style:style style:name="P15" style:family="paragraph" style:parent-style-name="Text_20_body">
      <style:text-properties fo:font-variant="normal" fo:text-transform="none" style:font-name="Ubuntu" fo:letter-spacing="normal" fo:font-style="normal" fo:font-weight="normal" officeooo:rsid="00181d7b" officeooo:paragraph-rsid="00181d7b"/>
    </style:style>
    <style:style style:name="P16" style:family="paragraph" style:parent-style-name="Title">
      <style:text-properties style:font-name="Ubuntu" fo:language="fr" fo:country="FR" officeooo:rsid="0015feaf" officeooo:paragraph-rsid="0015feaf"/>
    </style:style>
    <style:style style:name="P17" style:family="paragraph" style:parent-style-name="Preformatted_20_Text">
      <style:text-properties fo:font-variant="normal" fo:text-transform="none" fo:color="#8996a8" style:font-name="Ubuntu" fo:font-size="12pt" fo:letter-spacing="normal" fo:font-style="normal" fo:font-weight="normal" officeooo:rsid="001dbbb6" officeooo:paragraph-rsid="001dbbb6" style:font-size-asian="12pt" style:font-size-complex="12pt"/>
    </style:style>
    <style:style style:name="P18" style:family="paragraph" style:parent-style-name="Preformatted_20_Text">
      <style:text-properties fo:font-variant="normal" fo:text-transform="none" style:font-name="Ubuntu" fo:font-size="12pt" fo:letter-spacing="normal" fo:font-style="normal" fo:font-weight="normal" officeooo:paragraph-rsid="001be5fe" style:font-size-asian="12pt" style:font-size-complex="12pt"/>
    </style:style>
    <style:style style:name="P19" style:family="paragraph" style:parent-style-name="Preformatted_20_Text">
      <style:text-properties fo:font-variant="normal" fo:text-transform="none" style:font-name="Ubuntu" fo:font-size="12pt" fo:letter-spacing="normal" fo:font-style="normal" fo:font-weight="normal" officeooo:rsid="001be5fe" officeooo:paragraph-rsid="001be5fe" style:font-size-asian="12pt" style:font-size-complex="12pt"/>
    </style:style>
    <style:style style:name="P20" style:family="paragraph" style:parent-style-name="Preformatted_20_Text">
      <style:text-properties fo:font-variant="normal" fo:text-transform="none" style:font-name="Ubuntu" fo:font-size="12pt" fo:letter-spacing="normal" fo:font-style="normal" fo:font-weight="normal" officeooo:paragraph-rsid="001dbbb6" style:font-size-asian="12pt" style:font-size-complex="12pt"/>
    </style:style>
    <style:style style:name="P21" style:family="paragraph" style:parent-style-name="Preformatted_20_Text">
      <style:text-properties fo:font-variant="normal" fo:text-transform="none" style:font-name="Ubuntu" fo:font-size="12pt" fo:letter-spacing="normal" fo:font-style="normal" fo:font-weight="normal" officeooo:rsid="001be5fe" officeooo:paragraph-rsid="001be5fe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font-variant="normal" fo:text-transform="none" style:font-name="Ubuntu" fo:letter-spacing="normal" fo:font-style="normal" fo:font-weight="normal" officeooo:rsid="001dbbb6" officeooo:paragraph-rsid="001dbbb6"/>
    </style:style>
    <style:style style:name="P2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8996a8" style:font-name="Ubuntu" fo:font-size="12pt" fo:letter-spacing="normal" fo:font-style="normal" fo:font-weight="normal" officeooo:rsid="0015feaf" officeooo:paragraph-rsid="0015feaf" style:font-size-asian="12pt" style:font-style-asian="italic" style:font-size-complex="12pt" style:font-style-complex="italic"/>
    </style:style>
    <style:style style:name="P24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fo:color="#8996a8" style:font-name="Ubuntu" fo:font-size="12pt" fo:letter-spacing="normal" fo:font-style="normal" fo:font-weight="normal" style:font-size-asian="12pt" style:font-size-complex="12pt"/>
    </style:style>
    <style:style style:name="P25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P26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style:font-name="Ubuntu" fo:font-size="12pt" fo:letter-spacing="normal" fo:font-style="normal" fo:font-weight="normal" officeooo:paragraph-rsid="001be5fe" style:font-size-asian="12pt" style:font-size-complex="12pt"/>
    </style:style>
    <style:style style:name="P27" style:family="paragraph" style:parent-style-name="Standard" style:list-style-name="L2">
      <style:paragraph-properties fo:text-align="center" style:justify-single-word="false"/>
      <style:text-properties style:font-name="Ubuntu" fo:font-style="normal" officeooo:rsid="00181d7b" officeooo:paragraph-rsid="00181d7b" style:font-style-asian="normal" style:font-style-complex="normal"/>
    </style:style>
    <style:style style:name="P28" style:family="paragraph" style:parent-style-name="Text_20_body" style:list-style-name="L3">
      <style:paragraph-properties fo:text-align="start" style:justify-single-word="false"/>
      <style:text-properties style:font-name="Ubuntu" fo:font-style="italic" officeooo:rsid="001689ba" officeooo:paragraph-rsid="001689ba" style:font-style-asian="italic" style:font-style-complex="italic"/>
    </style:style>
    <style:style style:name="P29" style:family="paragraph" style:parent-style-name="Text_20_body" style:list-style-name="L3">
      <style:paragraph-properties fo:text-align="start" style:justify-single-word="false"/>
      <style:text-properties style:font-name="Ubuntu" fo:font-style="italic" officeooo:rsid="001689ba" officeooo:paragraph-rsid="00181d7b" style:font-style-asian="italic" style:font-style-complex="italic"/>
    </style:style>
    <style:style style:name="P30" style:family="paragraph" style:parent-style-name="Text_20_body" style:list-style-name="L4">
      <style:text-properties style:font-name="Ubuntu" fo:font-weight="bold" officeooo:rsid="00181d7b" officeooo:paragraph-rsid="00181d7b" style:font-weight-asian="bold" style:font-weight-complex="bold"/>
    </style:style>
    <style:style style:name="P31" style:family="paragraph" style:parent-style-name="Text_20_body" style:list-style-name="L4">
      <style:text-properties style:font-name="Ubuntu" fo:font-weight="bold" officeooo:rsid="0019fd8d" officeooo:paragraph-rsid="0019fd8d" style:font-weight-asian="bold" style:font-weight-complex="bold"/>
    </style:style>
    <style:style style:name="P32" style:family="paragraph" style:parent-style-name="Text_20_body" style:list-style-name="L4">
      <style:text-properties style:font-name="Ubuntu" fo:font-weight="bold" officeooo:rsid="0019fd8d" officeooo:paragraph-rsid="001be5fe" style:font-weight-asian="bold" style:font-weight-complex="bold"/>
    </style:style>
    <style:style style:name="P33" style:family="paragraph" style:parent-style-name="Text_20_body" style:list-style-name="L5">
      <style:text-properties style:font-name="Ubuntu" fo:font-weight="bold" officeooo:rsid="001be5fe" officeooo:paragraph-rsid="001be5fe" style:font-weight-asian="bold" style:font-weight-complex="bold"/>
    </style:style>
    <style:style style:name="P34" style:family="paragraph" style:parent-style-name="Text_20_body" style:list-style-name="L6">
      <style:text-properties style:font-name="Ubuntu" fo:font-weight="bold" officeooo:rsid="001be5fe" officeooo:paragraph-rsid="001be5fe" style:font-weight-asian="bold" style:font-weight-complex="bold"/>
    </style:style>
    <style:style style:name="P35" style:family="paragraph" style:parent-style-name="Text_20_body" style:list-style-name="L5">
      <style:text-properties style:font-name="Ubuntu" fo:font-size="12pt" officeooo:rsid="001be5fe" officeooo:paragraph-rsid="001be5fe" style:font-size-asian="12pt" style:font-size-complex="12pt"/>
    </style:style>
    <style:style style:name="P36" style:family="paragraph" style:parent-style-name="Text_20_body" style:list-style-name="L6">
      <style:text-properties style:font-name="Ubuntu" fo:font-weight="normal" officeooo:rsid="001be5fe" officeooo:paragraph-rsid="001be5fe" style:font-weight-asian="normal" style:font-weight-complex="normal"/>
    </style:style>
    <style:style style:name="P37" style:family="paragraph" style:parent-style-name="Text_20_body">
      <style:text-properties officeooo:paragraph-rsid="001dbbb6"/>
    </style:style>
    <style:style style:name="P38" style:family="paragraph" style:parent-style-name="Text_20_body">
      <style:text-properties officeooo:rsid="00233eba" officeooo:paragraph-rsid="001fef1f"/>
    </style:style>
    <style:style style:name="P39" style:family="paragraph" style:parent-style-name="Text_20_body" style:list-style-name="L8">
      <style:text-properties fo:font-weight="bold" style:font-weight-asian="bold" style:font-weight-complex="bold"/>
    </style:style>
    <style:style style:name="P40" style:family="paragraph" style:parent-style-name="Text_20_body" style:list-style-name="L10">
      <style:text-properties fo:font-weight="bold" officeooo:rsid="0023d8bb" officeooo:paragraph-rsid="0023d8bb" style:font-weight-asian="bold" style:font-weight-complex="bold"/>
    </style:style>
    <style:style style:name="P41" style:family="paragraph" style:parent-style-name="Text_20_body" style:list-style-name="L16">
      <style:text-properties fo:font-weight="bold" officeooo:rsid="0023d8bb" officeooo:paragraph-rsid="0023d8bb" style:font-weight-asian="bold" style:font-weight-complex="bold"/>
    </style:style>
    <style:style style:name="P42" style:family="paragraph" style:parent-style-name="Text_20_body" style:list-style-name="L17">
      <style:text-properties fo:font-weight="bold" officeooo:rsid="0023d8bb" officeooo:paragraph-rsid="0023d8bb" style:font-weight-asian="bold" style:font-weight-complex="bold"/>
    </style:style>
    <style:style style:name="P43" style:family="paragraph" style:parent-style-name="Text_20_body" style:list-style-name="L18">
      <style:text-properties fo:font-weight="bold" officeooo:rsid="0025c5d5" officeooo:paragraph-rsid="0025c5d5" style:font-weight-asian="bold" style:font-weight-complex="bold"/>
    </style:style>
    <style:style style:name="P44" style:family="paragraph" style:parent-style-name="Text_20_body" style:list-style-name="L20">
      <style:text-properties fo:font-weight="bold" officeooo:rsid="0026565c" officeooo:paragraph-rsid="0026565c" style:font-weight-asian="bold" style:font-weight-complex="bold"/>
    </style:style>
    <style:style style:name="P45" style:family="paragraph" style:parent-style-name="Text_20_body" style:list-style-name="L21">
      <style:text-properties fo:font-weight="bold" officeooo:rsid="0026565c" officeooo:paragraph-rsid="0026565c" style:font-weight-asian="bold" style:font-weight-complex="bold"/>
    </style:style>
    <style:style style:name="P46" style:family="paragraph" style:parent-style-name="Text_20_body" style:list-style-name="L22">
      <style:text-properties fo:font-weight="bold" officeooo:rsid="0026565c" officeooo:paragraph-rsid="0026565c" style:font-weight-asian="bold" style:font-weight-complex="bold"/>
    </style:style>
    <style:style style:name="P47" style:family="paragraph" style:parent-style-name="Text_20_body">
      <style:text-properties fo:font-weight="normal" officeooo:rsid="0023d8bb" officeooo:paragraph-rsid="0023d8bb" style:font-weight-asian="normal" style:font-weight-complex="normal"/>
    </style:style>
    <style:style style:name="P48" style:family="paragraph" style:parent-style-name="Text_20_body">
      <style:text-properties fo:font-weight="normal" officeooo:rsid="0025c5d5" officeooo:paragraph-rsid="0025c5d5" style:font-weight-asian="normal" style:font-weight-complex="normal"/>
    </style:style>
    <style:style style:name="P49" style:family="paragraph" style:parent-style-name="Text_20_body">
      <style:text-properties fo:font-weight="normal" officeooo:rsid="0026565c" officeooo:paragraph-rsid="0026565c" style:font-weight-asian="normal" style:font-weight-complex="normal"/>
    </style:style>
    <style:style style:name="P50" style:family="paragraph" style:parent-style-name="Text_20_body">
      <style:text-properties fo:font-weight="normal" officeooo:rsid="0027224c" officeooo:paragraph-rsid="0027224c" style:font-weight-asian="normal" style:font-weight-complex="normal"/>
    </style:style>
    <style:style style:name="P51" style:family="paragraph" style:parent-style-name="Text_20_body" style:list-style-name="L15">
      <style:text-properties officeooo:paragraph-rsid="0023d8bb"/>
    </style:style>
    <style:style style:name="P52" style:family="paragraph" style:parent-style-name="Text_20_body">
      <style:text-properties officeooo:rsid="0025c5d5" officeooo:paragraph-rsid="0025c5d5"/>
    </style:style>
    <style:style style:name="P53" style:family="paragraph" style:parent-style-name="Text_20_body">
      <style:text-properties officeooo:paragraph-rsid="0025c5d5"/>
    </style:style>
    <style:style style:name="P54" style:family="paragraph" style:parent-style-name="Text_20_body" style:list-style-name="L2">
      <style:paragraph-properties fo:margin-left="0.4925in" fo:margin-right="0in" fo:text-indent="-0.25in" style:auto-text-indent="false"/>
      <style:text-properties style:font-name="Ubuntu" officeooo:rsid="0015feaf" officeooo:paragraph-rsid="0015feaf"/>
    </style:style>
    <style:style style:name="P55" style:family="paragraph" style:parent-style-name="Preformatted_20_Text" style:list-style-name="L4">
      <style:text-properties fo:font-variant="normal" fo:text-transform="none" style:font-name="Ubuntu" fo:font-size="12pt" fo:letter-spacing="normal" fo:font-style="normal" fo:font-weight="normal" officeooo:rsid="00181d7b" officeooo:paragraph-rsid="00181d7b" style:font-size-asian="12pt" style:font-size-complex="12pt"/>
    </style:style>
    <style:style style:name="P56" style:family="paragraph" style:parent-style-name="Preformatted_20_Text" style:list-style-name="L4">
      <style:text-properties fo:font-variant="normal" fo:text-transform="none" style:font-name="Ubuntu" fo:font-size="12pt" fo:letter-spacing="normal" fo:font-style="normal" fo:font-weight="normal" officeooo:rsid="0019fd8d" officeooo:paragraph-rsid="0019fd8d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fo:font-variant="normal" fo:text-transform="none" style:font-name="Consolas" fo:letter-spacing="normal" fo:font-style="normal" fo:font-weight="normal" officeooo:rsid="00233eba" officeooo:paragraph-rsid="001fef1f"/>
    </style:style>
    <style:style style:name="P58" style:family="paragraph" style:parent-style-name="Preformatted_20_Text">
      <style:text-properties fo:font-variant="normal" fo:text-transform="none" style:font-name="Consolas" fo:letter-spacing="normal" fo:font-style="normal" fo:font-weight="normal" officeooo:rsid="0023d8bb" officeooo:paragraph-rsid="0023d8bb" style:font-weight-asian="normal" style:font-weight-complex="normal"/>
    </style:style>
    <style:style style:name="P59" style:family="paragraph" style:parent-style-name="Preformatted_20_Text">
      <style:text-properties fo:font-variant="normal" fo:text-transform="none" style:font-name="Consolas" fo:letter-spacing="normal" fo:font-style="normal" fo:font-weight="normal" officeooo:rsid="0026565c" officeooo:paragraph-rsid="0026565c" style:font-weight-asian="normal" style:font-weight-complex="normal"/>
    </style:style>
    <style:style style:name="P60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style:font-name="Consolas" fo:letter-spacing="normal" fo:font-style="normal" fo:font-weight="normal"/>
    </style:style>
    <style:style style:name="P61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fo:color="#aeaeae" style:font-name="Consolas" fo:letter-spacing="normal" fo:font-style="italic" fo:font-weight="normal"/>
    </style:style>
    <style:style style:name="P62" style:family="paragraph" style:parent-style-name="Preformatted_20_Text">
      <style:paragraph-properties fo:margin-top="0in" fo:margin-bottom="0in" style:contextual-spacing="false" fo:padding="0in" fo:border="none"/>
      <style:text-properties fo:font-weight="normal"/>
    </style:style>
    <style:style style:name="P63" style:family="paragraph" style:parent-style-name="Heading_20_1">
      <style:text-properties officeooo:rsid="001fef1f" officeooo:paragraph-rsid="001fef1f"/>
    </style:style>
    <style:style style:name="P64" style:family="paragraph" style:parent-style-name="Heading_20_1" style:list-style-name="L19">
      <style:text-properties officeooo:paragraph-rsid="0015feaf"/>
    </style:style>
    <style:style style:name="P65" style:family="paragraph" style:parent-style-name="Heading_20_2">
      <style:text-properties style:font-name="Ubuntu"/>
    </style:style>
    <style:style style:name="P66" style:family="paragraph" style:parent-style-name="Heading_20_2">
      <style:text-properties style:font-name="Ubuntu" officeooo:rsid="001689ba"/>
    </style:style>
    <style:style style:name="P67" style:family="paragraph" style:parent-style-name="Heading_20_2">
      <style:text-properties style:font-name="Ubuntu" fo:font-style="normal" style:font-style-asian="normal" style:font-style-complex="normal"/>
    </style:style>
    <style:style style:name="P68" style:family="paragraph" style:parent-style-name="Heading_20_2">
      <style:text-properties style:font-name="Ubuntu" officeooo:rsid="00181d7b" officeooo:paragraph-rsid="00181d7b"/>
    </style:style>
    <style:style style:name="P69" style:family="paragraph" style:parent-style-name="Heading_20_2">
      <style:text-properties style:font-name="Ubuntu" officeooo:rsid="001be5fe" officeooo:paragraph-rsid="001be5fe"/>
    </style:style>
    <style:style style:name="P70" style:family="paragraph" style:parent-style-name="Heading_20_2">
      <style:text-properties style:font-name="Ubuntu" officeooo:rsid="001dbbb6" officeooo:paragraph-rsid="001dbbb6"/>
    </style:style>
    <style:style style:name="P71" style:family="paragraph" style:parent-style-name="Heading_20_2">
      <style:text-properties fo:font-variant="normal" fo:text-transform="none" style:font-name="Ubuntu" fo:letter-spacing="normal" fo:font-style="normal" fo:font-weight="bold" style:font-weight-asian="bold" style:font-weight-complex="bold"/>
    </style:style>
    <style:style style:name="P72" style:family="paragraph" style:parent-style-name="Heading_20_2">
      <style:text-properties officeooo:rsid="001fef1f" officeooo:paragraph-rsid="001fef1f"/>
    </style:style>
    <style:style style:name="P73" style:family="paragraph" style:parent-style-name="Heading_20_2">
      <style:text-properties officeooo:rsid="0025c5d5" officeooo:paragraph-rsid="0025c5d5"/>
    </style:style>
    <style:style style:name="T1" style:family="text">
      <style:text-properties fo:color="#afc4db"/>
    </style:style>
    <style:style style:name="T2" style:family="text">
      <style:text-properties fo:color="#65b042"/>
    </style:style>
    <style:style style:name="T3" style:family="text">
      <style:text-properties fo:color="#99cf50"/>
    </style:style>
    <style:style style:name="T4" style:family="text">
      <style:text-properties fo:color="#89bdff"/>
    </style:style>
    <style:style style:name="T5" style:family="text">
      <style:text-properties fo:color="#dad085"/>
    </style:style>
    <style:style style:name="T6" style:family="text">
      <style:text-properties fo:color="#3387cc"/>
    </style:style>
    <style:style style:name="T7" style:family="text">
      <style:text-properties fo:font-variant="normal" fo:text-transform="none" fo:color="#99cf50" fo:letter-spacing="normal" fo:font-style="normal" fo:font-weight="normal"/>
    </style:style>
    <style:style style:name="T8" style:family="text">
      <style:text-properties fo:font-variant="normal" fo:text-transform="none" fo:color="#99cf50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99cf50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99cf50" style:font-name="Consolas" fo:letter-spacing="normal" fo:font-style="normal"/>
    </style:style>
    <style:style style:name="T11" style:family="text">
      <style:text-properties fo:font-variant="normal" fo:text-transform="none" fo:color="#3387cc" fo:letter-spacing="normal" fo:font-style="normal" fo:font-weight="normal"/>
    </style:style>
    <style:style style:name="T12" style:family="text">
      <style:text-properties fo:font-variant="normal" fo:text-transform="none" fo:color="#65b042" fo:letter-spacing="normal" fo:font-style="normal" fo:font-weight="normal"/>
    </style:style>
    <style:style style:name="T1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style:font-name="Consolas" fo:letter-spacing="normal" fo:font-style="normal"/>
    </style:style>
    <style:style style:name="T16" style:family="text">
      <style:text-properties fo:font-variant="normal" fo:text-transform="none" fo:color="#aeaeae" style:font-name="Consolas" fo:letter-spacing="normal" fo:font-style="italic"/>
    </style:style>
    <style:style style:name="T17" style:family="text">
      <style:text-properties fo:font-variant="normal" fo:text-transform="none" fo:color="#aeaeae" style:font-name="Consolas" fo:letter-spacing="normal" fo:font-style="italic" officeooo:rsid="0023d8bb" style:font-weight-asian="normal" style:font-weight-complex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officeooo:rsid="0025c5d5"/>
    </style:style>
    <style:style style:name="T20" style:family="text">
      <style:text-properties officeooo:rsid="00181d7b"/>
    </style:style>
    <style:style style:name="T21" style:family="text">
      <style:text-properties style:font-name="Ubuntu"/>
    </style:style>
    <style:style style:name="T22" style:family="text">
      <style:text-properties style:font-name="Ubuntu" officeooo:rsid="0015feaf"/>
    </style:style>
    <style:style style:name="T23" style:family="text">
      <style:text-properties fo:color="#e28964"/>
    </style:style>
    <style:style style:name="T24" style:family="text">
      <style:text-properties officeooo:rsid="001be5fe"/>
    </style:style>
    <style:style style:name="T25" style:family="text">
      <style:text-properties officeooo:rsid="001dbbb6"/>
    </style:style>
    <style:style style:name="T26" style:family="text">
      <style:text-properties officeooo:rsid="001fef1f"/>
    </style:style>
    <style:style style:name="T27" style:family="text">
      <style:text-properties fo:font-weight="bold" officeooo:rsid="0023d8bb" style:font-weight-asian="bold" style:font-weight-complex="bold"/>
    </style:style>
    <style:style style:name="T28" style:family="text">
      <style:text-properties fo:color="#aeaeae" fo:font-style="italic"/>
    </style:style>
    <style:style style:name="T29" style:family="text">
      <style:text-properties fo:font-weight="normal" officeooo:rsid="0025c5d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odule C : pascal bertolino</text:p>
      <text:p text:style-name="P1"><text:a xlink:type="simple" xlink:href="mailto:pascal.bertolino@gipsa-lab.fr"><text:span text:style-name="T21">pascal.bertolino@gipsa-lab.fr</text:span></text:a></text:p>
      <text:list xml:id="list3089681913351978374" text:style-name="L19">
        <text:list-item>
          <text:h text:style-name="P64" text:outline-level="1"><text:span text:style-name="T22">Elements de base</text:span></text:h>
        </text:list-item>
      </text:list>
      <text:p text:style-name="P2">C : language le plus utilisé, créé au début des années 80, 89 premier standard.</text:p>
      <text:h text:style-name="P65" text:outline-level="2">Organisation</text:h>
      <text:list xml:id="list4031018998846559208" text:style-name="L2">
        <text:list-header>
          <text:p text:style-name="P54">3 x 6 heures + Travail personnel : terminer les Tps </text:p>
        </text:list-header>
      </text:list>
      <text:h text:style-name="P65" text:outline-level="2">Evaluation</text:h>
      <text:list xml:id="list155856459105805" text:continue-numbering="true" text:style-name="L2">
        <text:list-header>
          <text:p text:style-name="P54">Coef 24 : 1 Controle continu coef 8 + 1 Exam final sur papier, coef 16</text:p>
        </text:list-header>
      </text:list>
      <text:h text:style-name="P65" text:outline-level="2">Hello World</text:h>
      <text:p text:style-name="P23">#<text:span text:style-name="T1">include</text:span> <text:span text:style-name="T2">&lt;stdio.h&gt;</text:span></text:p>
      <text:p text:style-name="P24">#<text:span text:style-name="T1">include</text:span> <text:span text:style-name="T2">&lt;stdlib.h&gt;</text:span></text:p>
      <text:p text:style-name="P25"><text:span text:style-name="T3">int</text:span> <text:span text:style-name="T4">main</text:span>() {</text:p>
      <text:p text:style-name="P25"><text:span text:style-name="T5"><text:tab/>printf</text:span>("Hello World \n");</text:p>
      <text:p text:style-name="P25"><text:tab/>return EXIT_SUCCESS ; //EXIT_FAILURE</text:p>
      <text:p text:style-name="P25">}</text:p>
      <text:h text:style-name="P66" text:outline-level="2">Compilation</text:h>
      <text:list xml:id="list655262566573842278" text:style-name="L3">
        <text:list-header>
          <text:p text:style-name="P28">gcc prog.c -o prog -Wall</text:p>
          <text:p text:style-name="P29">option -Wall pour afficher les warnings</text:p>
        </text:list-header>
      </text:list>
      <text:h text:style-name="P67" text:outline-level="2">Queslques types </text:h>
      <text:list xml:id="list155856660963117" text:continue-list="list155856459105805" text:style-name="L2">
        <text:list-header>
          <text:p text:style-name="P27"/>
        </text:list-header>
      </text:list>
      <text:p text:style-name="P4"><text:span text:style-name="T20">E</text:span>ntiers : </text:p>
      <text:p text:style-name="P4"><text:tab/>Char (1octet) =&gt; un petit relatif ou caractère ASCII</text:p>
      <text:p text:style-name="P6"><text:span text:style-name="T7"><text:tab/><text:tab/>char</text:span><text:span text:style-name="T14"> i=</text:span><text:span text:style-name="T11">0 </text:span><text:span text:style-name="T14">;</text:span></text:p>
      <text:p text:style-name="P6"><text:span text:style-name="T7"><text:tab/><text:tab/>char</text:span><text:span text:style-name="T14"> c=</text:span><text:span text:style-name="T12">'a' </text:span><text:span text:style-name="T14">;</text:span></text:p>
      <text:p text:style-name="P5"><text:tab/><text:span text:style-name="T20">short int (16bits) / int (32 bits) / long int (64 bits) </text:span></text:p>
      <text:p text:style-name="P7"><text:tab/>Par défaut, entiers relatifs, il on veut des entiers naturels : </text:p>
      <text:p text:style-name="P3"><text:span text:style-name="T8"><text:tab/><text:tab/></text:span><text:span text:style-name="T9">unsigned</text:span><text:span text:style-name="T13"> </text:span><text:span text:style-name="T9">char</text:span><text:span text:style-name="T13"> k ;</text:span></text:p>
      <text:p text:style-name="P7">Réels :</text:p>
      <text:p text:style-name="P7"><text:tab/><text:tab/>Float (32bits) / Double (64 bits)</text:p>
      <text:p text:style-name="P7"/>
      <text:p text:style-name="P7"><text:soft-page-break/>Chaines de caractères :</text:p>
      <text:p text:style-name="P7"><text:tab/>stockées dans des tableaux de Char</text:p>
      <text:p text:style-name="P3"><text:span text:style-name="T20"><text:tab/></text:span><text:span text:style-name="T7">char</text:span><text:span text:style-name="T14"> ville[</text:span><text:span text:style-name="T11">12</text:span><text:span text:style-name="T14">]=</text:span><text:span text:style-name="T12">"grenoble"</text:span><text:span text:style-name="T14">;</text:span></text:p>
      <text:p text:style-name="P14">'\0' rajouté par le compilateur.</text:p>
      <text:h text:style-name="P71" text:outline-level="2">Affectation et comparaison</text:h>
      <text:p text:style-name="P15">I = 1; //affectation</text:p>
      <text:p text:style-name="P15">if (I ==0) //comparaison</text:p>
      <text:p text:style-name="P8">!= est l'opérateur de différence</text:p>
      <text:h text:style-name="P68" text:outline-level="2">Les structures de contrôle</text:h>
      <text:list xml:id="list747706926768371208" text:style-name="L4">
        <text:list-item>
          <text:p text:style-name="P30">For </text:p>
          <text:p text:style-name="P55"><text:span text:style-name="T4">For</text:span> (i=0; i&lt;100; i++)</text:p>
          <text:p text:style-name="P55"/>
        </text:list-item>
        <text:list-item>
          <text:p text:style-name="P30">While</text:p>
          <text:p text:style-name="P56"><text:span text:style-name="T4">While</text:span> (i&lt;100)</text:p>
          <text:p text:style-name="P56">i++;</text:p>
          <text:p text:style-name="P31"/>
        </text:list-item>
        <text:list-item>
          <text:p text:style-name="P32">If / Else </text:p>
        </text:list-item>
      </text:list>
      <text:p text:style-name="P18"><text:span text:style-name="T23"><text:tab/>if</text:span> (condition1)</text:p>
      <text:p text:style-name="P25"><text:tab/>instruction01;</text:p>
      <text:p text:style-name="P26"><text:span text:style-name="T23"><text:tab/>else</text:span> <text:span text:style-name="T23">if</text:span> (condition2)</text:p>
      <text:p text:style-name="P26"><text:tab/>instruction2;</text:p>
      <text:p text:style-name="P25"><text:span text:style-name="T23"><text:tab/>else</text:span> instructon3;</text:p>
      <text:h text:style-name="P69" text:outline-level="2">Les blocs</text:h>
      <text:p text:style-name="P9">Entre crochets : { ….. }</text:p>
      <text:p text:style-name="P19"><text:span text:style-name="T23">while</text:span>(i&lt;<text:span text:style-name="T6">100</text:span>)</text:p>
      <text:p text:style-name="P25">{</text:p>
      <text:p text:style-name="P25"><text:tab/>somme +=i;</text:p>
      <text:p text:style-name="P25"><text:tab/>i++;</text:p>
      <text:p text:style-name="P25">}</text:p>
      <text:h text:style-name="P69" text:outline-level="2">Lecture et Ecriture standard</text:h>
      <text:list xml:id="list8959721700798939936" text:style-name="L5">
        <text:list-item>
          <text:p text:style-name="P33">Affichage a l'écran</text:p>
          <text:list>
            <text:list-item>
              <text:p text:style-name="P35">Printf </text:p>
            </text:list-item>
          </text:list>
        </text:list-item>
      </text:list>
      <text:p text:style-name="P18"><text:span text:style-name="T3"><text:tab/>int</text:span> i = <text:span text:style-name="T6">1</text:span>;</text:p>
      <text:p text:style-name="P25"><text:span text:style-name="T3"><text:tab/>int</text:span> j = <text:span text:style-name="T6">2</text:span>;</text:p>
      <text:p text:style-name="P25"><text:span text:style-name="T4"><text:tab/>printf</text:span>("la somme de %d et %d fait %d ", <text:span text:style-name="T24">i </text:span>, j , i+j );</text:p>
      <text:p text:style-name="P13"/>
      <text:p text:style-name="P9"><text:soft-page-break/>variables : </text:p>
      <text:p text:style-name="P9">%<text:span text:style-name="T25">d : 1 entier</text:span></text:p>
      <text:p text:style-name="P9">%c : 1 char</text:p>
      <text:p text:style-name="P9">%f : 1 réel</text:p>
      <text:p text:style-name="P9">%s : 1 String</text:p>
      <text:list xml:id="list6581713370940954518" text:style-name="L6">
        <text:list-item>
          <text:p text:style-name="P34">Lecture au clavier</text:p>
          <text:list>
            <text:list-item>
              <text:p text:style-name="P36">Scanf</text:p>
            </text:list-item>
          </text:list>
        </text:list-item>
      </text:list>
      <text:p text:style-name="P21"><text:span text:style-name="T3">int</text:span> n1; <text:span text:style-name="T3">int</text:span> n2;</text:p>
      <text:p text:style-name="P25"><text:span text:style-name="T4">printf</text:span>(" Saisissez 2 entiers \n");</text:p>
      <text:p text:style-name="P25"><text:span text:style-name="T4">scanf</text:span>("%d %d", &amp;n1 , &amp;n2);</text:p>
      <text:p text:style-name="P25"><text:span text:style-name="T4">printf</text:span>("vous avez saisi %d %d \n",n1,n2);</text:p>
      <text:p text:style-name="P10"/>
      <text:h text:style-name="P70" text:outline-level="2">Les arguments de la fonction Main()</text:h>
      <text:p text:style-name="P20"><text:span text:style-name="T3">int</text:span> <text:span text:style-name="T4">main</text:span>(int argc, char* argv[] )</text:p>
      <text:p text:style-name="P11"/>
      <text:p text:style-name="P12">exemple d'appel : </text:p>
      <text:p text:style-name="P22">test@machinetest : monProg <text:span text:style-name="T6">14</text:span> juillet <text:span text:style-name="T6">1789</text:span></text:p>
      <text:p text:style-name="P12"/>
      <text:p text:style-name="P12">argc vaut 4 , argv contient la liste des arguments :</text:p>
      <text:p text:style-name="P12">argv[0] contient "monProg"</text:p>
      <text:p text:style-name="P12">argv[1] contient "14"</text:p>
      <text:p text:style-name="P12">argv[2] contient "juillet"</text:p>
      <text:p text:style-name="P12">argv[3] contient "1789"</text:p>
      <text:p text:style-name="P17">#<text:span text:style-name="T1">include</text:span> <text:span text:style-name="T2">&lt;...&gt;</text:span></text:p>
      <text:p text:style-name="P25"><text:span text:style-name="T3"><text:tab/>long</text:span> <text:span text:style-name="T4">Carre</text:span>(int x){</text:p>
      <text:p text:style-name="P25"><text:tab/>return x*x;</text:p>
      <text:p text:style-name="P25">}</text:p>
      <text:p text:style-name="P25"><text:span text:style-name="T3">int</text:span> <text:span text:style-name="T4">main</text:span>(){</text:p>
      <text:p text:style-name="P25"><text:tab/>int i=5;</text:p>
      <text:p text:style-name="P25"><text:tab/>long i2 = Carre(i);</text:p>
      <text:p text:style-name="P25"><text:tab/>return EXIT_SUCCESS;</text:p>
      <text:p text:style-name="P25">}</text:p>
      <text:p text:style-name="P37"/>
      <text:p text:style-name="P37"/>
      <text:p text:style-name="P37"/>
      <text:h text:style-name="P63" text:outline-level="1"><text:soft-page-break/>Chapitre 2 : pointeurs et allocation dynamique de memoire.</text:h>
      <text:h text:style-name="P72" text:outline-level="2">Les pointeurs</text:h>
      <text:list xml:id="list1942381794745870863" text:style-name="L8">
        <text:list-item>
          <text:p text:style-name="P39"><text:span text:style-name="T26">Exemple d'utilisation : passage de paramètre à modifier par la fonction.</text:span></text:p>
        </text:list-item>
      </text:list>
      <text:p text:style-name="P57">-------------------------------------------version sans pointeur -----------------------</text:p>
      <text:p text:style-name="P60">Int <text:span text:style-name="T4">Incr1</text:span>( int n) {</text:p>
      <text:p text:style-name="P60">return n+1;</text:p>
      <text:p text:style-name="P60">}</text:p>
      <text:p text:style-name="P60"><text:span text:style-name="T3">int</text:span> <text:span text:style-name="T4">main</text:span>(){</text:p>
      <text:p text:style-name="P60">int a=3;</text:p>
      <text:p text:style-name="P60">a=<text:span text:style-name="T5">Incr</text:span>(a);</text:p>
      <text:p text:style-name="P60">return a; </text:p>
      <text:p text:style-name="P60">}</text:p>
      <text:p text:style-name="P60">----------------------------------------------version avec pointeur-----------------------------</text:p>
      <text:p text:style-name="P60"><text:span text:style-name="T3">void</text:span> <text:span text:style-name="T4">Incr2</text:span>( int *n){</text:p>
      <text:p text:style-name="P60">*n=n+1;</text:p>
      <text:p text:style-name="P60">}</text:p>
      <text:p text:style-name="P60"><text:span text:style-name="T3">int</text:span> <text:span text:style-name="T4">main</text:span>(){</text:p>
      <text:p text:style-name="P60">int a=3;</text:p>
      <text:p text:style-name="P60"><text:span text:style-name="T5">Incr2</text:span>(&amp;a);</text:p>
      <text:p text:style-name="P60">return 0;</text:p>
      <text:p text:style-name="P60">}</text:p>
      <text:p text:style-name="P38"/>
      <text:list xml:id="list1424847236900410408" text:style-name="L15">
        <text:list-item>
          <text:p text:style-name="P51"><text:span text:style-name="T27">Exemple de main erroné mais syntaxiquement correct <text:s/>(ca compile mais ca run pas ) :</text:span></text:p>
        </text:list-item>
      </text:list>
      <text:p text:style-name="P58"><text:span text:style-name="T3">int</text:span> <text:span text:style-name="T4">main</text:span>(){</text:p>
      <text:p text:style-name="P60">int *a= …… ;</text:p>
      <text:p text:style-name="P60"><text:span text:style-name="T5">Incr2</text:span>(a);</text:p>
      <text:p text:style-name="P60">return 0;</text:p>
      <text:p text:style-name="P60">}</text:p>
      <text:p text:style-name="P47"/>
      <text:list xml:id="list3312156591049033481" text:style-name="L10">
        <text:list-item>
          <text:p text:style-name="P40">Déclaration de pointeur </text:p>
        </text:list-item>
      </text:list>
      <text:p text:style-name="P58"><text:span text:style-name="T3">char</text:span> c; <text:span text:style-name="T28">//c est un char</text:span></text:p>
      <text:p text:style-name="P60"><text:span text:style-name="T3">char</text:span> * c2; <text:span text:style-name="T28">//c2 est un pointeur qui pourrait contenir l'adresse d'un char</text:span></text:p>
      <text:p text:style-name="P62"><text:span text:style-name="T10">int</text:span><text:span text:style-name="T15"> * p; </text:span><text:span text:style-name="T16">//p est un pointeur qui pourrait contenir l'adresse d'un entier</text:span></text:p>
      <text:p text:style-name="P62"><text:span text:style-name="T17"/></text:p>
      <text:list xml:id="list5345647679985063429" text:style-name="L16">
        <text:list-item>
          <text:p text:style-name="P41">L'opérateur &amp; (adresse de …)</text:p>
        </text:list-item>
      </text:list>
      <text:p text:style-name="P58"><text:span text:style-name="T3">int</text:span> var=<text:span text:style-name="T6">4</text:span>;</text:p>
      <text:p text:style-name="P60"><text:span text:style-name="T3">int</text:span> *ptr= &amp;var; <text:span text:style-name="T28">//ptr pointe sur var</text:span></text:p>
      <text:p text:style-name="P47"/>
      <text:list xml:id="list9032149557790978756" text:style-name="L17">
        <text:list-item>
          <text:p text:style-name="P42">L'opérateur * (valeur de ….)</text:p>
        </text:list-item>
      </text:list>
      <text:p text:style-name="P47">Si je veux atteindre var en passat par ptr : </text:p>
      <text:p text:style-name="P47">*ptr <text:s/>c'est <text:s/>var</text:p>
      <text:list xml:id="list3156358930708776308" text:style-name="L18">
        <text:list-item>
          <text:p text:style-name="P43">Pointeurs et tableaux</text:p>
        </text:list-item>
      </text:list>
      <text:p text:style-name="P48">int tab[5];</text:p>
      <text:p text:style-name="P48">int *p;</text:p>
      <text:p text:style-name="P48"><text:soft-page-break/>p = tab</text:p>
      <text:p text:style-name="P48"/>
      <text:p text:style-name="P53"><text:span text:style-name="T29">tab[1] </text:span><text:span text:style-name="T18">≡ </text:span><text:span text:style-name="T19">p[1] </text:span><text:span text:style-name="T18">≡</text:span><text:span text:style-name="T19"> *(p+1) </text:span><text:span text:style-name="T18">≡</text:span><text:span text:style-name="T19"> *(tab+1) <text:s text:c="3"/>// c'est la meme chose !</text:span></text:p>
      <text:p text:style-name="P53"><text:span text:style-name="T19">&amp;tab[1] </text:span><text:span text:style-name="T18">≡</text:span><text:span text:style-name="T19"> &amp;p[1] </text:span><text:span text:style-name="T18">≡</text:span><text:span text:style-name="T19"> p+1 </text:span><text:span text:style-name="T18">≡</text:span><text:span text:style-name="T19"> tab+1</text:span></text:p>
      <text:p text:style-name="P53"/>
      <text:p text:style-name="P52"><text:span text:style-name="T18">pour incrémenter un pointeur d'entier, on ajoute 2 ou 4 a sa valeur. En fait cela ajoute sizeof(int).</text:span></text:p>
      <text:h text:style-name="P73" text:outline-level="2"><text:span text:style-name="T18">Allocation dynamique de mémoire</text:span></text:h>
      <text:list xml:id="list3875183538065804416" text:style-name="L20">
        <text:list-item>
          <text:p text:style-name="P44"><text:span text:style-name="T19">A</text:span><text:span text:style-name="T18">llocation</text:span></text:p>
        </text:list-item>
      </text:list>
      <text:p text:style-name="P49"><text:span text:style-name="T18">void * malloc(int n);</text:span></text:p>
      <text:p text:style-name="P49"><text:span text:style-name="T18">&lt;stdlib.h&gt;, n est le ombre d'octets désirés, la fonction renvoie un pointeur générique qui contient </text:span>l'adresse d'un bloc mémoire contigu pour y stocker n octets ou NULL si l'allocation échoue.</text:p>
      <text:list xml:id="list6532640713752638439" text:style-name="L21">
        <text:list-item>
          <text:p text:style-name="P45">Exemple d'utilisation :</text:p>
        </text:list-item>
      </text:list>
      <text:p text:style-name="P59"><text:span text:style-name="T3">int</text:span> * tab ;</text:p>
      <text:p text:style-name="P61">//on a besoin de nb entiers </text:p>
      <text:p text:style-name="P60">tab= malloc(nb * <text:span text:style-name="T4">sizeof</text:span>(int));</text:p>
      <text:p text:style-name="P60"><text:span text:style-name="T23">if</text:span> (tab==<text:span text:style-name="T6">NULL</text:span>){</text:p>
      <text:p text:style-name="P60">// ne pas utiliser tab</text:p>
      <text:p text:style-name="P60">}</text:p>
      <text:p text:style-name="P49"/>
      <text:list xml:id="list8688911963637313511" text:style-name="L22">
        <text:list-item>
          <text:p text:style-name="P46">Libération</text:p>
        </text:list-item>
      </text:list>
      <text:p text:style-name="P49">void free (void * pointeur);</text:p>
      <text:p text:style-name="P49">exemple : free (tab);</text:p>
      <text:p text:style-name="P50">Cela llibère la mémoire, il ne faut plus utiliser tab. Free ne mets pas tab a NULL!!!!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07:57.883788090</meta:creation-date>
    <meta:editing-duration>PT1H20M44S</meta:editing-duration>
    <meta:editing-cycles>9</meta:editing-cycles>
    <meta:generator>LibreOffice/4.2.6.3$Linux_X86_64 LibreOffice_project/420m0$Build-3</meta:generator>
    <dc:date>2014-11-03T15:58:56.162329695</dc:date>
    <meta:document-statistic meta:table-count="0" meta:image-count="0" meta:object-count="0" meta:page-count="5" meta:paragraph-count="151" meta:word-count="672" meta:character-count="3691" meta:non-whitespace-character-count="3156"/>
  </office:meta>
</office:document-meta>
</file>